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~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rather modest litt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We must be in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 office:value-type="string">
            <text:p>It ain't time for the ship to leave yet.</text:p>
          </table:table-cell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 office:value-type="string">
            <text:p>The eastern continent may not be very big,
but it boasts all sorts of unique resources and
products! Living here is great fun! ♪</text:p>
          </table:table-cell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 office:value-type="string">
            <text:p>You can get to Yamato Village if ya take the
road to the east.</text:p>
          </table:table-cell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 office:value-type="string">
            <text:p>I've always dreamed of traveling the world
over!</text:p>
          </table:table-cell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 office:value-type="string">
            <text:p>Too bad I ain't got any money...</text:p>
          </table:table-cell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/>
          <table:table-cell table:style-name="ce0" office:value-type="string">
            <text:p>↑：Izumo Village・Sacred Mountain
→：Yamato Village
↓：Silfurfoss Waterfa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29T10:34:25+01:00</meta:creation-date>
    <dc:date>2019-12-29T10:34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